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133000035A561F8978F.svm"/>
  <manifest:file-entry manifest:media-type="" manifest:full-path="Pictures/2000000700002F080000330F06A77960.svm"/>
  <manifest:file-entry manifest:media-type="" manifest:full-path="Pictures/2000000700002FC100003394CF9CD1DB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webkit-serif" svg:font-family="webkit-serif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Andale Sans UI2" svg:font-family="'Andale Sans UI'" style:font-family-generic="roman" style:font-pitch="variable"/>
    <style:font-face style:name="Arial1" svg:font-family="Arial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NewRomanPSMT1" svg:font-family="TimesNewRomanPSMT" style:font-family-generic="roman" style:font-pitch="variable"/>
    <style:font-face style:name="Andale Sans UI1" svg:font-family="'Andale Sans UI'" style:font-family-generic="swiss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text-align="start" style:justify-single-word="false" style:text-autospace="none"/>
      <style:text-properties fo:font-variant="normal" fo:text-transform="none" fo:color="#000000" style:font-name="Times New Roman" fo:font-size="12pt" fo:letter-spacing="normal" fo:language="en" fo:country="US" fo:font-style="normal" fo:font-weight="normal" style:font-name-asian="TimesNewRomanPSMT" style:font-size-asian="12pt" style:language-asian="zxx" style:country-asian="none" style:font-style-asian="normal" style:font-weight-asian="normal" style:font-name-complex="TimesNewRomanPSMT" style:font-size-complex="12pt" style:language-complex="ar" style:country-complex="SA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font-variant="normal" fo:text-transform="none" fo:color="#000000" style:font-name="Times New Roman" fo:font-size="12pt" fo:letter-spacing="normal" fo:language="en" fo:country="US" fo:font-weight="normal" style:font-name-asian="TimesNewRomanPSMT" style:font-size-asian="12pt" style:language-asian="zxx" style:country-asian="none" style:font-weight-asian="normal" style:font-name-complex="TimesNewRomanPSMT" style:font-size-complex="12pt" style:language-complex="ar" style:country-complex="SA" style:font-weight-complex="normal"/>
    </style:style>
    <style:style style:name="P5" style:family="paragraph" style:parent-style-name="Standard">
      <style:text-properties fo:font-variant="normal" fo:text-transform="none" fo:color="#000000" style:font-name="Times New Roman" fo:font-size="12pt" fo:letter-spacing="normal" fo:language="ru" fo:country="RU" fo:font-style="normal" fo:font-weight="normal" style:font-name-asian="TimesNewRomanPSMT" style:font-size-asian="12pt" style:language-asian="zxx" style:country-asian="none" style:font-style-asian="normal" style:font-weight-asian="normal" style:font-name-complex="TimesNewRomanPSMT" style:font-size-complex="12pt" style:language-complex="ar" style:country-complex="SA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font-variant="normal" fo:text-transform="none" fo:color="#000000" style:font-name="Times New Roman" fo:font-size="12pt" fo:letter-spacing="normal" fo:language="ru" fo:country="RU" fo:font-style="normal" fo:font-weight="normal" style:font-name-asian="TimesNewRomanPSMT" style:font-size-asian="12pt" style:language-asian="zxx" style:country-asian="none" style:font-style-asian="normal" style:font-weight-asian="normal" style:font-name-complex="TimesNewRomanPSMT" style:font-size-complex="12pt" style:language-complex="ar" style:country-complex="SA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font-variant="normal" fo:text-transform="none" fo:color="#000000" style:font-name="Times New Roman" fo:font-size="12pt" fo:letter-spacing="normal" fo:language="ru" fo:country="RU" fo:font-style="italic" fo:font-weight="normal" style:font-name-asian="TimesNewRomanPSMT" style:font-size-asian="12pt" style:language-asian="zxx" style:country-asian="none" style:font-style-asian="italic" style:font-weight-asian="normal" style:font-name-complex="TimesNewRomanPSMT" style:font-size-complex="12pt" style:language-complex="ar" style:country-complex="SA" style:font-style-complex="italic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use-window-font-color="true" style:font-name="Times New Roman" fo:font-size="14pt" fo:language="en" fo:country="US" fo:font-style="normal" fo:font-weight="bold" style:font-name-asian="TimesNewRomanPSMT" style:font-size-asian="14pt" style:language-asian="zxx" style:country-asian="none" style:font-style-asian="normal" style:font-weight-asian="bold" style:font-name-complex="TimesNewRomanPSMT" style:font-size-complex="14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style:use-window-font-color="true" style:font-name="Times New Roman" fo:font-size="14pt" fo:language="ru" fo:country="RU" fo:font-style="normal" fo:font-weight="bold" style:font-name-asian="TimesNewRomanPSMT" style:font-size-asian="14pt" style:language-asian="zxx" style:country-asian="none" style:font-style-asian="normal" style:font-weight-asian="bold" style:font-name-complex="TimesNewRomanPSMT" style:font-size-complex="14pt" style:language-complex="ar" style:country-complex="SA" style:font-style-complex="normal" style:font-weight-complex="bold"/>
    </style:style>
    <style:style style:name="P10" style:family="paragraph" style:parent-style-name="Text_20_body">
      <style:text-properties fo:language="ru" fo:country="RU"/>
    </style:style>
    <style:style style:name="P11" style:family="paragraph" style:parent-style-name="Text_20_body">
      <style:text-properties fo:language="ru" fo:country="RU" style:language-asian="zxx" style:country-asian="none" style:language-complex="zxx" style:country-complex="none"/>
    </style:style>
    <style:style style:name="P12" style:family="paragraph" style:parent-style-name="Text_20_body">
      <style:text-properties fo:font-size="12pt" fo:language="ru" fo:country="RU" fo:font-style="normal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3" style:family="paragraph" style:parent-style-name="Standard" style:list-style-name="L2">
      <style:text-properties fo:font-variant="normal" fo:text-transform="none" fo:color="#000000" style:font-name="webkit-serif" fo:font-size="12pt" fo:letter-spacing="normal" fo:language="en" fo:country="US" fo:font-style="normal" fo:font-weight="normal" style:font-size-asian="12pt" style:font-size-complex="12pt"/>
    </style:style>
    <style:style style:name="P14" style:family="paragraph" style:parent-style-name="Standard">
      <style:text-properties fo:font-variant="normal" fo:text-transform="none" fo:color="#000000" fo:letter-spacing="normal" fo:language="en" fo:country="US"/>
    </style:style>
    <style:style style:name="P15" style:family="paragraph" style:parent-style-name="Standard" style:list-style-name="L3">
      <style:paragraph-properties fo:text-align="start" style:justify-single-word="false" style:text-autospace="none"/>
      <style:text-properties fo:font-variant="normal" fo:text-transform="none" fo:color="#000000" style:font-name="Times New Roman" fo:font-size="12pt" fo:letter-spacing="normal" fo:language="en" fo:country="US" fo:font-style="normal" fo:font-weight="normal" style:font-name-asian="TimesNewRomanPSMT" style:font-size-asian="12pt" style:language-asian="zxx" style:country-asian="none" style:font-style-asian="normal" style:font-weight-asian="normal" style:font-name-complex="TimesNewRomanPSMT" style:font-size-complex="12pt" style:language-complex="ar" style:country-complex="SA" style:font-style-complex="normal" style:font-weight-complex="normal"/>
    </style:style>
    <style:style style:name="P16" style:family="paragraph" style:parent-style-name="Standard" style:list-style-name="L3">
      <style:paragraph-properties fo:text-align="start" style:justify-single-word="false" style:text-autospace="none"/>
      <style:text-properties fo:font-variant="normal" fo:text-transform="none" fo:color="#000000" style:font-name="Times New Roman" fo:font-size="12pt" fo:letter-spacing="normal" fo:language="ru" fo:country="RU" fo:font-style="normal" fo:font-weight="normal" style:font-name-asian="TimesNewRomanPSMT" style:font-size-asian="12pt" style:language-asian="zxx" style:country-asian="none" style:font-style-asian="normal" style:font-weight-asian="normal" style:font-name-complex="TimesNewRomanPSMT" style:font-size-complex="12pt" style:language-complex="ar" style:country-complex="SA" style:font-style-complex="normal" style:font-weight-complex="normal"/>
    </style:style>
    <style:style style:name="P17" style:family="paragraph" style:parent-style-name="Standard" style:list-style-name="L3">
      <style:paragraph-properties fo:text-align="start" style:justify-single-word="false" style:text-autospace="none"/>
      <style:text-properties fo:color="#000000" style:font-name="Times New Roman" fo:font-size="12pt" style:font-size-asian="12pt" style:language-asian="zxx" style:country-asian="none" style:font-size-complex="12pt" style:language-complex="ar" style:country-complex="SA"/>
    </style:style>
    <style:style style:name="P18" style:family="paragraph" style:parent-style-name="Standard" style:list-style-name="L3">
      <style:paragraph-properties fo:text-align="start" style:justify-single-word="false" style:text-autospace="none"/>
      <style:text-properties fo:color="#000000" style:font-name="Times New Roman" fo:font-size="12pt" fo:language="en" fo:country="US" fo:font-style="normal" fo:font-weight="normal" style:font-name-asian="TimesNewRomanPSMT" style:font-size-asian="12pt" style:language-asian="zxx" style:country-asian="none" style:font-style-asian="normal" style:font-weight-asian="normal" style:font-name-complex="TimesNewRomanPSMT" style:font-size-complex="12pt" style:language-complex="ar" style:country-complex="SA" style:font-style-complex="normal" style:font-weight-complex="normal"/>
    </style:style>
    <style:style style:name="P19" style:family="paragraph" style:parent-style-name="Standard" style:list-style-name="L3">
      <style:paragraph-properties fo:text-align="start" style:justify-single-word="false" style:text-autospace="none"/>
    </style:style>
    <style:style style:name="P20" style:family="paragraph" style:parent-style-name="Standard" style:list-style-name="L3">
      <style:paragraph-properties fo:text-align="start" style:justify-single-word="false" style:text-autospace="none"/>
      <style:text-properties style:font-name="Times New Roman" fo:font-size="12pt" style:font-name-asian="TimesNewRomanPSMT" style:font-size-asian="12pt" style:language-asian="zxx" style:country-asian="none" style:font-name-complex="TimesNewRomanPSMT" style:font-size-complex="12pt" style:language-complex="ar" style:country-complex="SA"/>
    </style:style>
    <style:style style:name="P21" style:family="paragraph" style:parent-style-name="Standard" style:list-style-name="L3">
      <style:paragraph-properties fo:text-align="start" style:justify-single-word="false" style:text-autospace="none"/>
      <style:text-properties style:use-window-font-color="true" style:font-name="Times New Roman" fo:font-size="12pt" fo:language="en" fo:country="US" fo:font-style="normal" fo:font-weight="normal" style:font-name-asian="TimesNewRomanPSMT" style:font-size-asian="12pt" style:language-asian="zxx" style:country-asian="none" style:font-style-asian="normal" style:font-weight-asian="normal" style:font-name-complex="TimesNewRomanPSMT" style:font-size-complex="12pt" style:language-complex="ar" style:country-complex="SA" style:font-style-complex="normal" style:font-weight-complex="normal"/>
    </style:style>
    <style:style style:name="P22" style:family="paragraph" style:parent-style-name="Heading_20_1" style:list-style-name="L1"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Heading_20_1" style:list-style-name="L1">
      <style:paragraph-properties fo:margin-top="0.1665in" fo:margin-bottom="0.0835in" fo:keep-with-next="always"/>
      <style:text-properties style:font-name="Arial" fo:font-size="14pt" fo:language="zxx" fo:country="none" fo:font-weight="bold" style:font-name-asian="Andale Sans UI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P24" style:family="paragraph" style:parent-style-name="Heading_20_1" style:list-style-name="L1">
      <style:paragraph-properties fo:margin-top="0.1665in" fo:margin-bottom="0.0835in" fo:break-before="page" fo:keep-with-next="always"/>
      <style:text-properties style:font-name="Arial" fo:font-size="14pt" fo:language="zxx" fo:country="none" fo:font-weight="bold" style:font-name-asian="Andale Sans UI" style:font-size-asian="14pt" style:language-asian="zxx" style:country-asian="none" style:font-weight-asian="bold" style:font-name-complex="Tahoma" style:font-size-complex="14pt" style:language-complex="zxx" style:country-complex="none" style:font-weight-complex="bold"/>
    </style:style>
    <style:style style:name="P25" style:family="paragraph" style:parent-style-name="Text_20_body">
      <style:text-properties fo:font-variant="normal" fo:text-transform="none" fo:color="#000000" fo:font-size="12pt" fo:letter-spacing="normal" fo:language="en" fo:country="US" fo:font-style="normal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6" style:family="paragraph" style:parent-style-name="Text_20_body" style:list-style-name="L2">
      <style:paragraph-properties fo:margin-top="0in" fo:margin-bottom="0.0835in"/>
    </style:style>
    <style:style style:name="P27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8" style:family="paragraph">
      <style:paragraph-properties fo:margin-left="0in" fo:margin-right="0in" fo:margin-top="0in" fo:margin-bottom="0in" fo:line-height="100%" fo:text-indent="0in"/>
    </style:style>
    <style:style style:name="P29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0" style:family="paragraph">
      <style:paragraph-properties fo:margin-left="0in" fo:margin-right="0in" fo:margin-top="0in" fo:margin-bottom="0in" fo:line-height="100%" fo:text-align="center" fo:text-indent="0in"/>
    </style:style>
    <style:style style:name="P31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P32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2pt" fo:language="en" fo:country="US" fo:font-style="normal" fo:text-shadow="none" style:text-underline-style="none" fo:font-weight="normal" style:letter-kerning="true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name-asian="Courier New" style:font-style-asian="italic" style:font-name-complex="Courier New" style:font-style-complex="italic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font-variant="normal" fo:text-transform="none" fo:color="#000000" style:font-name="webkit-serif" fo:font-size="12pt" fo:letter-spacing="normal" fo:language="ru" fo:country="RU" fo:font-style="italic" fo:font-weight="normal" style:font-size-asian="12pt" style:font-style-asian="italic" style:font-size-complex="12pt" style:font-style-complex="italic"/>
    </style:style>
    <style:style style:name="T12" style:family="text">
      <style:text-properties fo:font-variant="normal" fo:text-transform="none" fo:color="#000000" style:font-name="webkit-serif" fo:font-size="12pt" fo:letter-spacing="normal" fo:language="ru" fo:country="RU" fo:font-weight="normal" style:font-size-asian="12pt" style:font-size-complex="12pt"/>
    </style:style>
    <style:style style:name="T13" style:family="text">
      <style:text-properties fo:font-variant="normal" fo:text-transform="none" fo:color="#000000" style:font-name="webkit-serif" fo:font-size="12pt" fo:letter-spacing="normal" fo:language="ru" fo:country="RU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style:font-name="webkit-serif" fo:font-size="12pt" fo:letter-spacing="normal" fo:language="en" fo:country="US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fo:letter-spacing="normal"/>
    </style:style>
    <style:style style:name="T16" style:family="text">
      <style:text-properties fo:font-variant="normal" fo:text-transform="none" fo:color="#000000" fo:letter-spacing="normal" fo:language="ru" fo:country="RU"/>
    </style:style>
    <style:style style:name="T17" style:family="text">
      <style:text-properties fo:font-variant="normal" fo:text-transform="none" fo:color="#000000" fo:letter-spacing="normal" fo:language="ru" fo:country="RU" fo:font-style="italic" fo:font-weight="normal"/>
    </style:style>
    <style:style style:name="T18" style:family="text">
      <style:text-properties fo:font-variant="normal" fo:text-transform="none" fo:color="#000000" fo:letter-spacing="normal" fo:language="ru" fo:country="RU" fo:font-style="italic" fo:font-weight="normal" style:font-weight-asian="normal" style:font-weight-complex="normal"/>
    </style:style>
    <style:style style:name="T19" style:family="text">
      <style:text-properties fo:font-variant="normal" fo:text-transform="none" fo:color="#000000" fo:letter-spacing="normal" fo:language="ru" fo:country="RU" fo:font-style="italic" fo:font-weight="normal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000000" fo:letter-spacing="normal" fo:language="ru" fo:country="RU" fo:font-style="normal" fo:font-weight="normal" style:font-style-asian="normal" style:font-style-complex="normal"/>
    </style:style>
    <style:style style:name="T21" style:family="text">
      <style:text-properties fo:font-variant="normal" fo:text-transform="none" fo:color="#000000" fo:letter-spacing="normal" fo:language="ru" fo:country="RU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000000" fo:letter-spacing="normal" fo:language="ru" fo:country="RU" fo:font-style="normal" fo:font-weight="normal" style:font-weight-asian="normal" style:font-weight-complex="normal"/>
    </style:style>
    <style:style style:name="T23" style:family="text">
      <style:text-properties fo:font-variant="normal" fo:text-transform="none" fo:color="#000000" fo:letter-spacing="normal" fo:language="en" fo:country="US"/>
    </style:style>
    <style:style style:name="T24" style:family="text">
      <style:text-properties fo:font-variant="normal" fo:text-transform="none" fo:color="#000000" fo:letter-spacing="normal" fo:language="en" fo:country="US" fo:font-style="normal" fo:font-weight="normal" style:font-style-asian="normal" style:font-style-complex="normal"/>
    </style:style>
    <style:style style:name="T25" style:family="text">
      <style:text-properties fo:font-variant="normal" fo:text-transform="none" fo:color="#000000" fo:letter-spacing="normal" fo:language="en" fo:country="US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color="#000000" fo:letter-spacing="normal" fo:language="en" fo:country="US" fo:font-style="normal" fo:font-weight="normal" style:language-asian="zxx" style:country-asian="none" style:font-style-asian="normal" style:language-complex="zxx" style:country-complex="none" style:font-style-complex="normal"/>
    </style:style>
    <style:style style:name="T27" style:family="text">
      <style:text-properties fo:font-variant="normal" fo:text-transform="none" fo:color="#000000" fo:letter-spacing="normal" fo:language="en" fo:country="US" fo:font-style="normal" fo:font-weight="normal" style:font-weight-asian="normal" style:font-weight-complex="normal"/>
    </style:style>
    <style:style style:name="T28" style:family="text">
      <style:text-properties fo:font-variant="normal" fo:text-transform="none" fo:color="#000000" fo:letter-spacing="normal" fo:language="en" fo:country="US"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fo:color="#000000" fo:letter-spacing="normal" fo:language="en" fo:country="US" fo:font-style="normal" fo:font-weight="bold" style:font-weight-asian="bold" style:font-weight-complex="bold"/>
    </style:style>
    <style:style style:name="T30" style:family="text">
      <style:text-properties fo:font-variant="normal" fo:text-transform="none" fo:color="#000000" fo:letter-spacing="normal" fo:language="en" fo:country="US" fo:font-style="italic" fo:font-weight="normal"/>
    </style:style>
    <style:style style:name="T31" style:family="text">
      <style:text-properties fo:font-variant="normal" fo:text-transform="none" fo:color="#000000" fo:letter-spacing="normal" fo:language="en" fo:country="US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32" style:family="text">
      <style:text-properties fo:font-variant="normal" fo:text-transform="none" fo:color="#000000" fo:letter-spacing="normal" fo:language="en" fo:country="US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variant="normal" fo:text-transform="none" fo:color="#000000" fo:letter-spacing="normal" fo:language="en" fo:country="US" fo:font-style="italic" style:font-style-asian="italic" style:font-style-complex="italic"/>
    </style:style>
    <style:style style:name="T34" style:family="text">
      <style:text-properties fo:font-variant="normal" fo:text-transform="none" fo:color="#000000" fo:letter-spacing="normal" fo:language="en" fo:country="US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font-variant="normal" fo:text-transform="none" fo:color="#000000" fo:letter-spacing="normal" fo:language="en" fo:country="US" fo:font-weight="bold" style:font-weight-asian="bold" style:font-weight-complex="bold"/>
    </style:style>
    <style:style style:name="T36" style:family="text">
      <style:text-properties fo:font-variant="normal" fo:text-transform="none" fo:color="#000000" fo:letter-spacing="normal" fo:font-style="italic" fo:font-weight="normal" style:font-weight-asian="normal" style:font-weight-complex="normal"/>
    </style:style>
    <style:style style:name="T37" style:family="text">
      <style:text-properties fo:font-variant="normal" fo:text-transform="none" fo:color="#000000" fo:letter-spacing="normal" fo:font-style="italic" fo:font-weight="normal" style:font-style-asian="normal" style:font-weight-asian="normal" style:font-style-complex="normal" style:font-weight-complex="normal"/>
    </style:style>
    <style:style style:name="T38" style:family="text">
      <style:text-properties fo:font-variant="normal" fo:text-transform="none" fo:color="#000000" fo:letter-spacing="normal" fo:font-style="italic" style:font-name-asian="Courier New" style:font-style-asian="italic" style:font-name-complex="Courier New" style:font-style-complex="italic"/>
    </style:style>
    <style:style style:name="T39" style:family="text">
      <style:text-properties fo:font-variant="normal" fo:text-transform="none" fo:color="#000000" fo:letter-spacing="normal" fo:font-style="italic" style:font-style-asian="italic" style:font-style-complex="italic"/>
    </style:style>
    <style:style style:name="T40" style:family="text">
      <style:text-properties fo:font-variant="normal" fo:text-transform="none" fo:color="#000000" fo:letter-spacing="normal"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font-variant="normal" fo:text-transform="none" fo:color="#000000" fo:letter-spacing="normal" fo:font-style="normal" fo:font-weight="bold" style:font-style-asian="normal" style:font-weight-asian="bold" style:font-style-complex="normal" style:font-weight-complex="bold"/>
    </style:style>
    <style:style style:name="T42" style:family="text">
      <style:text-properties fo:font-variant="normal" fo:text-transform="none" fo:color="#000000" fo:letter-spacing="normal"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variant="normal" fo:text-transform="none" fo:color="#000000" fo:letter-spacing="normal" style:font-name-asian="Courier New" style:font-name-complex="Courier New"/>
    </style:style>
    <style:style style:name="T44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45" style:family="text">
      <style:text-properties fo:font-variant="normal" fo:text-transform="none" fo:color="#000000" style:font-name="Times New Roman" fo:font-size="12pt" fo:letter-spacing="normal" fo:language="en" fo:country="US" fo:font-style="normal" fo:font-weight="bold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46" style:family="text">
      <style:text-properties fo:font-variant="normal" fo:text-transform="none" fo:color="#000000" style:font-name="Times New Roman" fo:font-size="12pt" fo:letter-spacing="normal" fo:language="en" fo:country="US" fo:font-style="normal" fo:font-weight="bold" style:font-name-asian="TimesNewRomanPSMT" style:font-size-asian="12pt" style:language-asian="zxx" style:country-asian="none" style:font-style-asian="normal" style:font-weight-asian="bold" style:font-name-complex="TimesNewRomanPSMT" style:font-size-complex="12pt" style:language-complex="ar" style:country-complex="SA" style:font-style-complex="normal" style:font-weight-complex="bold"/>
    </style:style>
    <style:style style:name="T47" style:family="text">
      <style:text-properties fo:font-variant="normal" fo:text-transform="none" fo:color="#000000" style:font-name="Times New Roman" fo:font-size="12pt" fo:letter-spacing="normal" fo:language="en" fo:country="US" fo:font-style="normal" fo:font-weight="bold" style:font-name-asian="Courier New" style:font-size-asian="12pt" style:language-asian="zxx" style:country-asian="none" style:font-style-asian="normal" style:font-weight-asian="bold" style:font-name-complex="Courier New" style:font-size-complex="12pt" style:language-complex="ar" style:country-complex="SA" style:font-style-complex="normal" style:font-weight-complex="bold"/>
    </style:style>
    <style:style style:name="T48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49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50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style:font-name-asian="TimesNewRomanPSMT" style:font-size-asian="12pt" style:language-asian="zxx" style:country-asian="none" style:font-style-asian="normal" style:font-weight-asian="normal" style:font-name-complex="TimesNewRomanPSMT" style:font-size-complex="12pt" style:language-complex="ar" style:country-complex="SA" style:font-style-complex="normal" style:font-weight-complex="normal"/>
    </style:style>
    <style:style style:name="T52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style:font-name-asian="Courier New" style:font-size-asian="12pt" style:language-asian="zxx" style:country-asian="none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T53" style:family="text">
      <style:text-properties fo:font-variant="normal" fo:text-transform="none" fo:color="#000000" style:font-name="Times New Roman" fo:font-size="12pt" fo:letter-spacing="normal" fo:language="en" fo:country="US" fo:font-style="normal" style:text-underline-style="solid" style:text-underline-width="auto" style:text-underline-color="font-color" fo:font-weight="bold" style:font-name-asian="Courier New" style:font-size-asian="12pt" style:language-asian="zxx" style:country-asian="none" style:font-style-asian="normal" style:font-weight-asian="bold" style:font-name-complex="Courier New" style:font-size-complex="12pt" style:language-complex="ar" style:country-complex="SA" style:font-style-complex="normal" style:font-weight-complex="bold"/>
    </style:style>
    <style:style style:name="T54" style:family="text">
      <style:text-properties fo:font-variant="normal" fo:text-transform="none" fo:color="#000000" style:font-name="Times New Roman" fo:font-size="12pt" fo:letter-spacing="normal" fo:language="en" fo:country="US" fo:font-style="italic" fo:font-weight="normal" style:font-name-asian="TimesNewRomanPSMT" style:font-size-asian="12pt" style:language-asian="zxx" style:country-asian="none" style:font-style-asian="italic" style:font-weight-asian="normal" style:font-name-complex="TimesNewRomanPSMT" style:font-size-complex="12pt" style:language-complex="ar" style:country-complex="SA" style:font-style-complex="italic" style:font-weight-complex="normal"/>
    </style:style>
    <style:style style:name="T55" style:family="text">
      <style:text-properties fo:font-variant="normal" fo:text-transform="none" fo:color="#000000" style:font-name="Times New Roman" fo:font-size="12pt" fo:letter-spacing="normal" fo:language="en" fo:country="US" fo:font-style="italic" fo:font-weight="normal" style:font-name-asian="Courier New" style:font-size-asian="12pt" style:language-asian="zxx" style:country-asian="none" style:font-style-asian="italic" style:font-weight-asian="normal" style:font-name-complex="Courier New" style:font-size-complex="12pt" style:language-complex="ar" style:country-complex="SA" style:font-style-complex="italic" style:font-weight-complex="normal"/>
    </style:style>
    <style:style style:name="T56" style:family="text">
      <style:text-properties fo:font-variant="normal" fo:text-transform="none" fo:color="#000000" style:font-name="Times New Roman" fo:font-size="12pt" fo:letter-spacing="normal" fo:language="en" fo:country="US" fo:font-style="italic" style:text-underline-style="none" fo:font-weight="bold" style:font-name-asian="TimesNewRomanPSMT" style:font-size-asian="12pt" style:language-asian="zxx" style:country-asian="none" style:font-style-asian="italic" style:font-weight-asian="bold" style:font-name-complex="TimesNewRomanPSMT" style:font-size-complex="12pt" style:language-complex="ar" style:country-complex="SA" style:font-style-complex="italic" style:font-weight-complex="bold"/>
    </style:style>
    <style:style style:name="T57" style:family="text">
      <style:text-properties fo:font-variant="normal" fo:text-transform="none" fo:color="#000000" style:font-name="Times New Roman" fo:font-size="12pt" fo:letter-spacing="normal" fo:language="en" fo:country="US" fo:font-style="italic" fo:font-weight="bold" style:font-name-asian="TimesNewRomanPSMT" style:font-size-asian="12pt" style:language-asian="zxx" style:country-asian="none" style:font-style-asian="italic" style:font-weight-asian="bold" style:font-name-complex="TimesNewRomanPSMT" style:font-size-complex="12pt" style:language-complex="ar" style:country-complex="SA" style:font-style-complex="italic" style:font-weight-complex="bold"/>
    </style:style>
    <style:style style:name="T58" style:family="text">
      <style:text-properties fo:font-variant="normal" fo:text-transform="none" fo:color="#000000" style:font-name="Times New Roman" fo:font-size="12pt" fo:letter-spacing="normal" fo:language="en" fo:country="US" fo:font-style="italic" fo:font-weight="bold" style:font-name-asian="Courier New" style:font-size-asian="12pt" style:language-asian="zxx" style:country-asian="none" style:font-style-asian="italic" style:font-weight-asian="bold" style:font-name-complex="Courier New" style:font-size-complex="12pt" style:language-complex="ar" style:country-complex="SA" style:font-style-complex="italic" style:font-weight-complex="bold"/>
    </style:style>
    <style:style style:name="T59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font-name-asian="TimesNewRomanPSMT" style:font-size-asian="12pt" style:language-asian="zxx" style:country-asian="none" style:font-style-asian="normal" style:font-weight-asian="normal" style:font-name-complex="TimesNewRomanPSMT" style:font-size-complex="12pt" style:language-complex="ar" style:country-complex="SA" style:font-style-complex="normal" style:font-weight-complex="normal"/>
    </style:style>
    <style:style style:name="T60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font-name-asian="Courier New" style:font-size-asian="12pt" style:language-asian="zxx" style:country-asian="none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T61" style:family="text">
      <style:text-properties fo:font-variant="normal" fo:text-transform="none" fo:color="#000000" style:font-name="Times New Roman" fo:font-size="12pt" fo:letter-spacing="normal" fo:language="ru" fo:country="RU" fo:font-style="normal" fo:font-weight="bold" style:font-name-asian="Courier New" style:font-size-asian="12pt" style:language-asian="zxx" style:country-asian="none" style:font-style-asian="normal" style:font-weight-asian="bold" style:font-name-complex="Courier New" style:font-size-complex="12pt" style:language-complex="ar" style:country-complex="SA" style:font-style-complex="normal" style:font-weight-complex="bold"/>
    </style:style>
    <style:style style:name="T62" style:family="text">
      <style:text-properties fo:font-variant="normal" fo:text-transform="none" fo:color="#000000" style:font-name="TimesNewRomanPSMT" fo:font-size="12pt" fo:letter-spacing="normal" fo:language="en" fo:country="US" fo:font-style="normal" fo:font-weight="normal" style:font-name-asian="TimesNewRomanPSMT" style:font-size-asian="12pt" style:language-asian="zxx" style:country-asian="none" style:font-style-asian="normal" style:font-weight-asian="normal" style:font-name-complex="TimesNewRomanPSMT" style:font-size-complex="12pt" style:language-complex="ar" style:country-complex="SA" style:font-style-complex="normal" style:font-weight-complex="normal"/>
    </style:style>
    <style:style style:name="T63" style:family="text">
      <style:text-properties fo:font-variant="normal" fo:text-transform="none" fo:color="#000000" style:font-name="TimesNewRomanPSMT" fo:font-size="12pt" fo:letter-spacing="normal" fo:language="en" fo:country="US" fo:font-style="normal" fo:font-weight="bold" style:font-name-asian="TimesNewRomanPSMT" style:font-size-asian="12pt" style:language-asian="zxx" style:country-asian="none" style:font-style-asian="normal" style:font-weight-asian="normal" style:font-name-complex="TimesNewRomanPSMT" style:font-size-complex="12pt" style:language-complex="ar" style:country-complex="SA" style:font-style-complex="normal" style:font-weight-complex="normal"/>
    </style:style>
    <style:style style:name="T64" style:family="text">
      <style:text-properties fo:font-variant="normal" fo:text-transform="none" fo:color="#000000" style:font-name="TimesNewRomanPSMT" fo:font-size="12pt" fo:letter-spacing="normal" fo:language="en" fo:country="US" fo:font-style="normal" fo:font-weight="bold" style:font-name-asian="TimesNewRomanPSMT" style:font-size-asian="12pt" style:language-asian="zxx" style:country-asian="none" style:font-style-asian="normal" style:font-weight-asian="bold" style:font-name-complex="TimesNewRomanPSMT" style:font-size-complex="12pt" style:language-complex="ar" style:country-complex="SA" style:font-style-complex="normal" style:font-weight-complex="bold"/>
    </style:style>
    <style:style style:name="T65" style:family="text">
      <style:text-properties fo:font-variant="normal" fo:text-transform="none" fo:color="#000000" style:font-name="TimesNewRomanPSMT" fo:font-size="12pt" fo:letter-spacing="normal" fo:language="ru" fo:country="RU" fo:font-style="normal" fo:font-weight="normal" style:font-name-asian="TimesNewRomanPSMT" style:font-size-asian="12pt" style:language-asian="zxx" style:country-asian="none" style:font-style-asian="normal" style:font-weight-asian="normal" style:font-name-complex="TimesNewRomanPSMT" style:font-size-complex="12pt" style:language-complex="ar" style:country-complex="SA" style:font-style-complex="normal" style:font-weight-complex="normal"/>
    </style:style>
    <style:style style:name="T66" style:family="text">
      <style:text-properties fo:font-variant="normal" fo:text-transform="none" fo:color="#000000" style:font-name="TimesNewRomanPSMT" fo:font-size="12pt" fo:letter-spacing="normal" fo:language="ru" fo:country="RU" fo:font-style="normal" fo:font-weight="bold" style:font-name-asian="TimesNewRomanPSMT" style:font-size-asian="12pt" style:language-asian="zxx" style:country-asian="none" style:font-style-asian="normal" style:font-weight-asian="bold" style:font-name-complex="TimesNewRomanPSMT" style:font-size-complex="12pt" style:language-complex="ar" style:country-complex="SA" style:font-style-complex="normal" style:font-weight-complex="bold"/>
    </style:style>
    <style:style style:name="T67" style:family="text">
      <style:text-properties fo:font-variant="normal" fo:text-transform="none" fo:color="#000000" fo:font-size="12pt" fo:letter-spacing="normal" fo:font-weight="normal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fo:color="#000000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9" style:family="text">
      <style:text-properties fo:font-variant="normal" fo:text-transform="none" fo:color="#000000" fo:font-size="12pt" fo:letter-spacing="normal" fo:language="en" fo:country="US" fo:font-style="normal" fo:font-weight="normal" style:font-size-asian="12pt" style:language-asian="zxx" style:country-asian="none" style:font-style-asian="normal" style:font-weight-asian="normal" style:font-size-complex="12pt" style:language-complex="ar" style:country-complex="SA" style:font-style-complex="normal" style:font-weight-complex="normal"/>
    </style:style>
    <style:style style:name="T70" style:family="text">
      <style:text-properties fo:font-variant="normal" fo:text-transform="none" fo:color="#000000" fo:font-size="12pt" fo:letter-spacing="normal" fo:language="en" fo:country="US" fo:font-style="normal" fo:font-weight="bold" style:font-size-asian="12pt" style:language-asian="zxx" style:country-asian="none" style:font-style-asian="normal" style:font-weight-asian="bold" style:font-size-complex="12pt" style:language-complex="ar" style:country-complex="SA" style:font-style-complex="normal" style:font-weight-complex="bold"/>
    </style:style>
    <style:style style:name="T71" style:family="text">
      <style:text-properties fo:font-variant="normal" fo:text-transform="none" fo:color="#000000" fo:font-size="12pt" fo:letter-spacing="normal" fo:language="en" fo:country="US" fo:font-style="italic" fo:font-weight="normal" style:font-size-asian="12pt" style:language-asian="zxx" style:country-asian="none" style:font-style-asian="italic" style:font-weight-asian="normal" style:font-size-complex="12pt" style:language-complex="ar" style:country-complex="SA" style:font-style-complex="italic" style:font-weight-complex="normal"/>
    </style:style>
    <style:style style:name="T72" style:family="text">
      <style:text-properties fo:font-variant="normal" fo:text-transform="none" fo:color="#000000" fo:font-size="12pt" fo:letter-spacing="normal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3" style:family="text">
      <style:text-properties fo:font-variant="normal" fo:text-transform="none" fo:color="#000000" fo:font-size="12pt" fo:letter-spacing="normal" fo:language="en" fo:country="US" fo:font-weight="normal" style:font-size-asian="12pt" style:font-weight-asian="normal" style:font-size-complex="12pt" style:font-weight-complex="normal"/>
    </style:style>
    <style:style style:name="T74" style:family="text">
      <style:text-properties fo:font-variant="normal" fo:text-transform="none" fo:color="#000000" fo:font-size="12pt" fo:letter-spacing="normal" fo:language="en" fo:country="US" fo:font-weight="bold" style:font-size-asian="12pt" style:font-weight-asian="bold" style:font-size-complex="12pt" style:font-weight-complex="bold"/>
    </style:style>
    <style:style style:name="T75" style:family="text">
      <style:text-properties fo:font-variant="normal" fo:text-transform="none" fo:color="#000000" fo:font-size="12pt" fo:letter-spacing="normal" fo:language="ru" fo:country="RU" fo:font-style="normal" fo:font-weight="normal" style:font-size-asian="12pt" style:language-asian="zxx" style:country-asian="none" style:font-style-asian="normal" style:font-weight-asian="normal" style:font-size-complex="12pt" style:language-complex="ar" style:country-complex="SA" style:font-style-complex="normal" style:font-weight-complex="normal"/>
    </style:style>
    <style:style style:name="T76" style:family="text">
      <style:text-properties fo:font-variant="normal" fo:text-transform="none" fo:color="#000000" fo:font-size="12pt" fo:letter-spacing="normal" fo:language="ru" fo:country="RU" fo:font-style="normal" fo:font-weight="bold" style:font-size-asian="12pt" style:language-asian="zxx" style:country-asian="none" style:font-style-asian="normal" style:font-weight-asian="bold" style:font-size-complex="12pt" style:language-complex="ar" style:country-complex="SA" style:font-style-complex="normal" style:font-weight-complex="bold"/>
    </style:style>
    <style:style style:name="T77" style:family="text">
      <style:text-properties fo:font-variant="normal" fo:text-transform="none" fo:color="#000000" fo:font-size="12pt" fo:letter-spacing="normal" fo:language="ru" fo:country="RU" fo:font-style="italic" fo:font-weight="normal" style:font-size-asian="12pt" style:language-asian="zxx" style:country-asian="none" style:font-style-asian="normal" style:font-weight-asian="normal" style:font-size-complex="12pt" style:language-complex="ar" style:country-complex="SA" style:font-style-complex="italic" style:font-weight-complex="normal"/>
    </style:style>
    <style:style style:name="T78" style:family="text">
      <style:text-properties fo:font-variant="normal" fo:text-transform="none" fo:color="#000000" fo:font-size="12pt" fo:letter-spacing="normal" fo:language="ru" fo:country="RU" fo:font-style="italic" fo:font-weight="bold" style:font-size-asian="12pt" style:language-asian="zxx" style:country-asian="none" style:font-style-asian="italic" style:font-weight-asian="bold" style:font-size-complex="12pt" style:language-complex="ar" style:country-complex="SA" style:font-style-complex="italic" style:font-weight-complex="bold"/>
    </style:style>
    <style:style style:name="T79" style:family="text">
      <style:text-properties fo:font-variant="normal" fo:text-transform="none" fo:letter-spacing="normal"/>
    </style:style>
    <style:style style:name="T80" style:family="text">
      <style:text-properties fo:font-variant="normal" fo:text-transform="none" fo:letter-spacing="normal" fo:language="ru" fo:country="RU"/>
    </style:style>
    <style:style style:name="T81" style:family="text">
      <style:text-properties fo:font-variant="normal" fo:text-transform="none" fo:letter-spacing="normal" fo:language="ru" fo:country="RU" fo:font-style="italic" style:font-style-asian="italic" style:font-style-complex="italic"/>
    </style:style>
    <style:style style:name="T82" style:family="text">
      <style:text-properties fo:font-variant="normal" fo:text-transform="none" fo:letter-spacing="normal" fo:language="ru" fo:country="RU" fo:font-style="italic" style:font-name-asian="Courier New" style:font-style-asian="italic" style:font-name-complex="Courier New" style:font-style-complex="italic"/>
    </style:style>
    <style:style style:name="T83" style:family="text">
      <style:text-properties fo:font-variant="normal" fo:text-transform="none" fo:letter-spacing="normal" fo:language="ru" fo:country="RU" fo:font-style="italic" fo:font-weight="bold" style:font-name-asian="Courier New" style:font-style-asian="italic" style:font-weight-asian="bold" style:font-name-complex="Courier New" style:font-style-complex="italic" style:font-weight-complex="bold"/>
    </style:style>
    <style:style style:name="T84" style:family="text">
      <style:text-properties fo:font-variant="normal" fo:text-transform="none" fo:letter-spacing="normal" fo:language="ru" fo:country="RU" fo:font-style="normal" style:font-name-asian="Courier New" style:font-style-asian="normal" style:font-name-complex="Courier New" style:font-style-complex="normal"/>
    </style:style>
    <style:style style:name="T85" style:family="text">
      <style:text-properties fo:font-variant="normal" fo:text-transform="none" fo:letter-spacing="normal" fo:language="ru" fo:country="RU" style:font-name-asian="Courier New" style:font-name-complex="Courier New"/>
    </style:style>
    <style:style style:name="T86" style:family="text">
      <style:text-properties fo:font-variant="normal" fo:text-transform="none" fo:letter-spacing="normal" fo:font-style="italic" style:font-style-asian="italic" style:font-style-complex="italic"/>
    </style:style>
    <style:style style:name="T87" style:family="text">
      <style:text-properties fo:font-variant="normal" fo:text-transform="none" fo:letter-spacing="normal" fo:font-style="italic" style:font-name-asian="Courier New" style:font-style-asian="italic" style:font-name-complex="Courier New" style:font-style-complex="italic"/>
    </style:style>
    <style:style style:name="T88" style:family="text">
      <style:text-properties fo:font-variant="normal" fo:text-transform="none" fo:letter-spacing="normal" fo:font-style="italic" fo:font-weight="bold" style:font-style-asian="italic" style:font-weight-asian="bold" style:font-style-complex="italic" style:font-weight-complex="bold"/>
    </style:style>
    <style:style style:name="T89" style:family="text">
      <style:text-properties fo:font-variant="normal" fo:text-transform="none" fo:letter-spacing="normal" fo:font-style="normal" fo:font-weight="bold" style:font-style-asian="normal" style:font-weight-asian="bold" style:font-style-complex="normal" style:font-weight-complex="bold"/>
    </style:style>
    <style:style style:name="T90" style:family="text">
      <style:text-properties fo:font-variant="normal" fo:text-transform="none" fo:letter-spacing="normal" fo:font-style="normal" style:font-name-asian="Courier New" style:font-style-asian="normal" style:font-name-complex="Courier New" style:font-style-complex="normal"/>
    </style:style>
    <style:style style:name="T91" style:family="text">
      <style:text-properties fo:font-variant="normal" fo:text-transform="none" fo:letter-spacing="normal" fo:font-weight="bold" style:font-weight-asian="bold" style:font-weight-complex="bold"/>
    </style:style>
    <style:style style:name="T92" style:family="text">
      <style:text-properties fo:font-variant="normal" fo:text-transform="none" fo:letter-spacing="normal" fo:font-weight="bold" style:font-name-asian="Courier New" style:font-weight-asian="bold" style:font-name-complex="Courier New" style:font-weight-complex="bold"/>
    </style:style>
    <style:style style:name="T93" style:family="text">
      <style:text-properties fo:font-variant="normal" fo:text-transform="none" fo:letter-spacing="normal" style:font-name-asian="Courier New" style:font-name-complex="Courier New"/>
    </style:style>
    <style:style style:name="T94" style:family="text">
      <style:text-properties fo:font-variant="normal" fo:text-transform="none" style:use-window-font-color="true" fo:letter-spacing="normal" fo:language="en" fo:country="US" fo:font-style="normal" fo:font-weight="bold" style:font-style-asian="normal" style:font-weight-asian="bold" style:font-style-complex="normal" style:font-weight-complex="bold"/>
    </style:style>
    <style:style style:name="T95" style:family="text">
      <style:text-properties fo:font-variant="normal" fo:text-transform="none" style:use-window-font-color="true" fo:letter-spacing="normal" fo:language="en" fo:country="US" fo:font-style="normal" fo:font-weight="normal" style:font-style-asian="normal" style:font-weight-asian="normal" style:font-style-complex="normal" style:font-weight-complex="normal"/>
    </style:style>
    <style:style style:name="T96" style:family="text">
      <style:text-properties fo:font-variant="normal" fo:text-transform="none" style:use-window-font-color="true" fo:letter-spacing="normal" fo:language="ru" fo:country="RU" fo:font-style="normal" fo:font-weight="normal" style:font-style-asian="normal" style:font-weight-asian="normal" style:font-style-complex="normal" style:font-weight-complex="normal"/>
    </style:style>
    <style:style style:name="T97" style:family="text">
      <style:text-properties style:font-name-asian="Courier New" style:font-name-complex="Courier New"/>
    </style:style>
    <style:style style:name="T98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99" style:family="text">
      <style:text-properties style:use-window-font-color="true" style:text-outline="false" style:text-line-through-style="none" style:font-name="Arial1" fo:font-size="18pt" fo:language="en" fo:country="US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00" style:family="text">
      <style:text-properties style:use-window-font-color="true" style:text-outline="false" style:text-line-through-style="none" style:font-name="Arial1" fo:font-size="18pt" fo:language="ru" fo:country="RU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01" style:family="text">
      <style:text-properties style:use-window-font-color="true" style:text-outline="false" style:text-line-through-style="none" style:font-name="Arial1" fo:font-size="12pt" fo:language="en" fo:country="US" fo:font-style="normal" fo:text-shadow="none" style:text-underline-style="none" fo:font-weight="normal" style:letter-kerning="true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T102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T103" style:family="text"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letter-kerning="true" style:font-name-asian="Lucida Sans Unicode" style:font-size-asian="18pt" style:language-asian="zxx" style:country-asian="none" style:font-style-asian="normal" style:font-weight-asian="normal" style:font-name-complex="Times New Roman" style:font-size-complex="12pt" style:font-style-complex="normal" style:font-weight-complex="normal" style:text-emphasize="none" style:font-relief="none"/>
    </style:style>
    <style:style style:name="T104" style:family="text"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letter-kerning="true" style:font-name-asian="TimesNewRomanPSMT" style:font-size-asian="12pt" style:language-asian="zxx" style:country-asian="none" style:font-style-asian="normal" style:font-weight-asian="normal" style:font-name-complex="TimesNewRomanPSMT" style:font-size-complex="12pt" style:font-style-complex="normal" style:font-weight-complex="normal" style:text-emphasize="none" style:font-relief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format="">
        <style:list-level-properties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/>
      </text:list-level-style-number>
      <text:list-level-style-number text:level="2" text:style-name="Numbering_20_Symbols" style:num-prefix=" " style:num-suffix=")" style:num-format="a">
        <style:list-level-properties/>
      </text:list-level-style-number>
      <text:list-level-style-bullet text:level="3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/>
        <style:text-properties style:font-name="Star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00ae00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3181in" fo:min-width="0.1563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.3154in" fo:min-width="0.0819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99" draw:opacity="50%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shadow-opacity="50%" style:run-through="foreground"/>
    </style:style>
    <style:style style:name="gr7" style:family="graphic">
      <style:graphic-properties draw:stroke="solid" svg:stroke-width="0.0398in" svg:stroke-color="#000000" draw:marker-start="" draw:marker-start-width="0.1772in" draw:marker-start-center="false" draw:marker-end="" draw:marker-end-width="0.1772in" draw:marker-end-center="false" draw:fill="none" draw:fill-color="#99ccff" draw:textarea-horizontal-align="center" draw:textarea-vertical-align="middle" fo:padding-top="0.0689in" fo:padding-bottom="0.0689in" fo:padding-left="0.1181in" fo:padding-right="0.1181in" draw:shadow="hidden" draw:shadow-offset-x="0.1181in" draw:shadow-offset-y="0.1181in" draw:shadow-color="#808080" style:run-through="foreground"/>
    </style:style>
    <style:style style:name="gr8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3146in" fo:min-width="1.5374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3181in" fo:min-width="0.1571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0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3154in" fo:min-width="0.1457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1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3154in" fo:min-width="0.146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3154in" fo:min-width="0.4264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0000" draw:opacity="50%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shadow-opacity="50%" style:run-through="foreground"/>
    </style:style>
    <style:style style:name="gr15" style:family="graphic">
      <style:graphic-properties draw:stroke="solid" svg:stroke-width="0.0398in" svg:stroke-color="#800000" draw:marker-start="" draw:marker-start-width="0.1772in" draw:marker-start-center="false" draw:marker-end="Arrow" draw:marker-end-width="0.1772in" draw:marker-end-center="false" draw:fill="solid" draw:fill-color="#99ccff" draw:textarea-horizontal-align="center" draw:textarea-vertical-align="middle" fo:padding-top="0.0689in" fo:padding-bottom="0.0689in" fo:padding-left="0.1181in" fo:padding-right="0.1181in" draw:shadow="hidden" draw:shadow-offset-x="0.1181in" draw:shadow-offset-y="0.1181in" draw:shadow-color="#808080" style:run-through="foreground"/>
    </style:style>
    <style:style style:name="gr1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3154in" fo:min-width="1.278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8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9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1902in" fo:min-width="0.1016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0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.1909in" fo:min-width="0.1016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1" style:family="graphic">
      <style:graphic-properties draw:stroke="solid" svg:stroke-width="0.0193in" svg:stroke-color="#000000" draw:marker-start="" draw:marker-start-width="0.1492in" draw:marker-start-center="false" draw:marker-end="" draw:marker-end-width="0.1492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  <style:style style:name="gr22" style:family="graphic">
      <style:graphic-properties draw:stroke="solid" svg:stroke-width="0.0193in" svg:stroke-color="#000000" draw:marker-start="" draw:marker-start-width="0.1492in" draw:marker-start-center="false" draw:marker-end="Arrow" draw:marker-end-width="0.1492in" draw:marker-end-center="false" draw:fill="solid" draw:fill-color="#99ccff" draw:textarea-horizontal-align="center" draw:textarea-vertical-align="middle" fo:padding-top="0.0591in" fo:padding-bottom="0.0591in" fo:padding-left="0.1083in" fo:padding-right="0.1083in" draw:shadow="hidden" draw:shadow-offset-x="0.1181in" draw:shadow-offset-y="0.1181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aption">Influence map</text:p>
      <text:list xml:id="list42629785" text:style-name="L1">
        <text:list-item>
          <text:h text:style-name="P22" text:outline-level="1"><text:s/>Introduction </text:h>
        </text:list-item>
      </text:list>
      <text:p text:style-name="P1">The <text:span text:style-name="T1">Static Analysis</text:span> is used in order to decide whether a model is wrong due to incorrect <text:s/>biological hypothesis or due to faulty action mechanisms. The <text:span text:style-name="T1">Static Analysis</text:span> relies on the species computation that can be produced during any execution. With such a tool it becomes</text:p>
      <text:p text:style-name="P1">possible to specify some properties of a model before even trying to simulate it.</text:p>
      <text:p text:style-name="P1"/>
      <text:p text:style-name="P1">We try to understand causal dependences basing on the rules grammar. However, this dependence does not give us any quantitative characteristics.</text:p>
      <text:list xml:id="list42670936" text:continue-numbering="true" text:style-name="L1">
        <text:list-item>
          <text:h text:style-name="P23" text:outline-level="1"><text:s/>Definitions </text:h>
        </text:list-item>
      </text:list>
      <text:p text:style-name="P2"><text:span text:style-name="T2">The</text:span><text:span text:style-name="T1"> Influence map</text:span> is an integration of the <text:span text:style-name="T3">Activation map</text:span> and the <text:span text:style-name="T3">Inhibition map</text:span><text:span text:style-name="T4">.</text:span> </text:p>
      <text:p text:style-name="P2"/>
      <text:p text:style-name="Standard"><text:span text:style-name="T8">The</text:span><text:span text:style-name="T9"> Activation/Inhibition map</text:span><text:span text:style-name="T7"> <text:s/>is a digraph</text:span><text:span text:style-name="T10"> </text:span><text:span text:style-name="T11">G: = (V,A)</text:span><text:span text:style-name="T12">,</text:span><text:span text:style-name="T13"> </text:span><text:span text:style-name="T14">where</text:span></text:p>
      <text:list xml:id="list42643563" text:style-name="L2">
        <text:list-item>
          <text:p text:style-name="P13"><text:span text:style-name="T5">V</text:span> is the set of rules (<text:span text:style-name="T1">vertices</text:span>).</text:p>
        </text:list-item>
        <text:list-item>
          <text:p text:style-name="P26"><text:span text:style-name="T17">A </text:span><text:span text:style-name="T20">is the</text:span><text:span text:style-name="T17"> </text:span><text:span text:style-name="T24">set of </text:span><text:span text:style-name="T25">ordered couples</text:span><text:span text:style-name="T30"> </text:span><text:span text:style-name="T24">of different vertexes</text:span><text:span text:style-name="T26"> (</text:span><text:span text:style-name="T28">edges</text:span><text:span text:style-name="T25">).</text:span></text:p>
        </text:list-item>
      </text:list>
      <text:p text:style-name="Text_20_body"><text:span text:style-name="T25">The</text:span><text:span text:style-name="T28"> E</text:span><text:span text:style-name="T45">dge</text:span><text:span text:style-name="T48"> is the</text:span><text:span text:style-name="T22"> </text:span><text:span text:style-name="T27">ordered couple of vertexes</text:span><text:span text:style-name="T22"> </text:span><text:span text:style-name="T18">(v, w)</text:span><text:span text:style-name="T22"> </text:span><text:span text:style-name="T27">where</text:span><text:span text:style-name="T22"> </text:span><text:span text:style-name="T18">v </text:span><text:span text:style-name="T27">is the beginning</text:span><text:span text:style-name="T22">, </text:span><text:span text:style-name="T27">and</text:span><text:span text:style-name="T22"> </text:span><text:span text:style-name="T18">w </text:span><text:span text:style-name="T27">is the end of an </text:span><text:span text:style-name="T49">edge</text:span><text:span text:style-name="T22">.</text:span></text:p>
      <text:p text:style-name="P10"><text:span text:style-name="T27">The </text:span><text:span text:style-name="T49">edge</text:span><text:span text:style-name="T27"> </text:span><text:span text:style-name="T36">(v, w) </text:span><text:span text:style-name="T27">on the </text:span><text:span text:style-name="T29">Activation Map</text:span><text:span text:style-name="T27"> shows that the </text:span><text:span text:style-name="T27">rule </text:span><text:span text:style-name="T18">v </text:span><text:span text:style-name="T27">applying</text:span><text:span text:style-name="T27"> process has the positive influence on the rule </text:span><text:span text:style-name="T31">w </text:span><text:span text:style-name="T27">activity. </text:span></text:p>
      <text:p text:style-name="P11"><text:span text:style-name="T25">The </text:span><text:span text:style-name="T50">edge</text:span><text:span text:style-name="T25"> </text:span><text:span text:style-name="T37">(v, w) </text:span><text:span text:style-name="T25">on the </text:span><text:span text:style-name="T41">Inhibition Map</text:span><text:span text:style-name="T42"> </text:span><text:span text:style-name="T25">shows that the </text:span><text:span text:style-name="T25">rule </text:span><text:span text:style-name="T19">v </text:span><text:span text:style-name="T25">applying </text:span><text:span text:style-name="T25"><text:s/></text:span><text:span text:style-name="T25">process has the negative influence on the rule </text:span><text:span text:style-name="T32">w </text:span><text:span text:style-name="T25">activity. </text:span></text:p>
      <text:p text:style-name="P11"><text:span text:style-name="T25">The</text:span><text:span text:style-name="T28"> Positive Influence </text:span><text:span text:style-name="T25">means that</text:span><text:span text:style-name="T28"> </text:span><text:span text:style-name="T25">after </text:span><text:span text:style-name="T25">the rule </text:span><text:span text:style-name="T32">v </text:span><text:span text:style-name="T25">application a substance in Solution that is necessary for the rule </text:span><text:span text:style-name="T32">w</text:span><text:span text:style-name="T25"> can appear. </text:span></text:p>
      <text:p text:style-name="P12"><text:span text:style-name="T23">The</text:span><text:span text:style-name="T35"> Negative Influence </text:span><text:span text:style-name="T23">means that</text:span><text:span text:style-name="T35"> </text:span><text:span text:style-name="T23">after the rule </text:span><text:span text:style-name="T33">v </text:span><text:span text:style-name="T23">application a substance in Solution that is necessary for the rule </text:span><text:span text:style-name="T33">w</text:span><text:span text:style-name="T23"> can disappear. </text:span></text:p>
      <text:p text:style-name="P25"/>
      <text:p text:style-name="P14">Jerome said :</text:p>
      <text:p text:style-name="P14">In the current state of the implementation, the computation of the </text:p>
      <text:p text:style-name="P14">influence map in Complx is purely syntactic.</text:p>
      <text:p text:style-name="P14">(We do not take into account reachables,views, and so on).</text:p>
      <text:p text:style-name="P14"/>
      <text:p text:style-name="P14"/>
      <text:p text:style-name="P14">There is a positive edge between two rules r1 -&gt; r2, if r1 modifies a bit </text:p>
      <text:p text:style-name="P14">of information (called quark) that is tested in r2.</text:p>
      <text:p text:style-name="P14"/>
      <text:p text:style-name="P14">For instance:</text:p>
      <text:p text:style-name="P14">r1: A(x~u) -&gt; A(x~p)</text:p>
      <text:p text:style-name="P14">r2: A(x~p) -&gt; A(x~q)</text:p>
      <text:p text:style-name="P14">r3: A(x~p!_) -&gt; A(x~r!_)</text:p>
      <text:p text:style-name="P14"/>
      <text:p text:style-name="P14">Complx will report r1 -&gt; r2</text:p>
      <text:p text:style-name="P14">(r1: the site x of A take the internal state p,</text:p>
      <text:p text:style-name="P14"><text:s text:c="2"/>r2: check that the site x of A has the internal state p)</text:p>
      <text:p text:style-name="P14">but also r1 -&gt; r3 (for the same raison), even if there is no pushout </text:p>
      <text:p text:style-name="P14">(A(x~p) is not compatible with A(x~p!_)).</text:p>
      <text:p text:style-name="P14"><text:soft-page-break/>The same way, there is a negative edge between two rules r1 -&gt; r2, if r1 </text:p>
      <text:p text:style-name="P14">modifies a bit of information the former value of which was tested by r2.</text:p>
      <text:p text:style-name="P14">r2 -|-&gt; r3.</text:p>
      <text:p text:style-name="P14"/>
      <text:p text:style-name="P14">WARNING: the notion of modification is contextual. Potential side effects </text:p>
      <text:p text:style-name="P14">have to be safely overapproximated thanks to the syntactic contact map.</text:p>
      <text:p text:style-name="P14">Simplx may refine this influence <text:s/>map (by checking the existence of </text:p>
      <text:p text:style-name="P14">pushouts, Jean is more informed than me on this point)</text:p>
      <text:p text:style-name="P25"/>
      <text:p text:style-name="P25">Positive influence :</text:p>
      <text:p text:style-name="P25"><text:s text:c="5"/>r1 <text:s/>reduce to concordance a bit of information that is tested by r2</text:p>
      <text:list xml:id="list42670297" text:continue-list="list42670936" text:style-name="L1">
        <text:list-item>
          <text:h text:style-name="P23" text:outline-level="1"><text:s/>Input Data</text:h>
        </text:list-item>
      </text:list>
      <text:p text:style-name="Standard"><text:span text:style-name="T62">The</text:span><text:span text:style-name="T63"> Kappa model</text:span><text:span text:style-name="T65"> is </text:span><text:span text:style-name="T62">the file with the system model with the set of <text:s/></text:span><text:span text:style-name="T64">Rules.</text:span><text:span text:style-name="T62"> This system model represents the Initial Solution. </text:span></text:p>
      <text:list xml:id="list42660370" text:continue-numbering="true" text:style-name="L1">
        <text:list-item>
          <text:h text:style-name="P23" text:outline-level="1"><text:s/>Goal </text:h>
        </text:list-item>
      </text:list>
      <text:p text:style-name="Standard"><text:span text:style-name="T65">Our goal is to build the </text:span><text:span text:style-name="T66">I</text:span><text:span text:style-name="T64">nfluenceMap</text:span><text:span text:style-name="T65"> using the input data. </text:span></text:p>
      <text:list xml:id="list42661944" text:continue-numbering="true" text:style-name="L1">
        <text:list-item>
          <text:h text:style-name="P23" text:outline-level="1"><text:s/>Solution</text:h>
        </text:list-item>
      </text:list>
      <text:p text:style-name="Standard"><text:span text:style-name="T62">The idea of the solution is to generate the </text:span><text:span text:style-name="T64">Contact Map</text:span><text:span text:style-name="T62"> and consider all the rules, rules influence on the </text:span><text:span text:style-name="T64">ContactMap</text:span><text:span text:style-name="T62">, as well as the other rules based on it. This will automatically fill out the </text:span><text:span text:style-name="T64">InfulenceMap</text:span><text:span text:style-name="T62">.</text:span></text:p>
      <text:list xml:id="list42654597" text:continue-numbering="true" text:style-name="L1">
        <text:list-item>
          <text:h text:style-name="P24" text:outline-level="1"><text:s/>Algorithm </text:h>
        </text:list-item>
      </text:list>
      <text:p text:style-name="P3">Let us suppose that each site contains the information about agent's type that it belongs to.</text:p>
      <text:p text:style-name="P6"/>
      <text:p text:style-name="P8"><text:span text:style-name="T67">for (</text:span><text:span text:style-name="T68">rule</text:span><text:span text:style-name="T67"> : Rules)</text:span></text:p>
      <text:list xml:id="list42641482" text:style-name="L3">
        <text:list-item>
          <text:p text:style-name="P17"><text:span text:style-name="T79"><text:s/>Form the sites' lists </text:span><text:span text:style-name="T80">(</text:span><text:span text:style-name="T86">activatedSites</text:span><text:span text:style-name="T79">)</text:span><text:span text:style-name="T80">, </text:span><text:span text:style-name="T79">(</text:span><text:span text:style-name="T86">inhibitedSites</text:span><text:span text:style-name="T79">) that belong to these rules. While you add the site to any list, the site is marked according to the action that uses this site: </text:span><text:span text:style-name="T89">BOUND</text:span><text:span text:style-name="T79">, </text:span><text:span text:style-name="T91">BREAK</text:span><text:span text:style-name="T79">, etc:</text:span></text:p>
          <text:list>
            <text:list-item>
              <text:p text:style-name="P19"><text:span text:style-name="T51"><text:s/>If the</text:span><text:span text:style-name="T59"> </text:span><text:span text:style-name="T54">rule</text:span><text:span text:style-name="T51"> contains only the </text:span><text:span text:style-name="T46">BREAK</text:span><text:span text:style-name="T59"> action </text:span><text:span text:style-name="T51">for this </text:span><text:span text:style-name="T56">site</text:span><text:span text:style-name="T59">, </text:span><text:span text:style-name="T51">and this site </text:span><text:span text:style-name="T46">LinkState</text:span><text:span text:style-name="T57"> </text:span><text:span text:style-name="T51">is</text:span><text:span text:style-name="T57"> </text:span><text:span text:style-name="T61">SEMI_LINK</text:span><text:span text:style-name="T51"> or </text:span><text:span text:style-name="T47">BOUND_OR_FREE,</text:span><text:span text:style-name="T52"> then we can find all the sites (</text:span><text:span text:style-name="T55">findSites</text:span><text:span text:style-name="T52">) that are connected to the </text:span><text:span text:style-name="T58">site</text:span><text:span text:style-name="T52"> on the </text:span><text:span text:style-name="T53">ContactMap</text:span><text:span text:style-name="T58">. </text:span><text:span text:style-name="T52"><text:s/></text:span><text:span text:style-name="T55"><text:s/></text:span><text:span text:style-name="T52">Add</text:span><text:span text:style-name="T55"> </text:span><text:span text:style-name="T54">findSite</text:span><text:span text:style-name="T60"> </text:span><text:span text:style-name="T52">to</text:span><text:span text:style-name="T60"> </text:span><text:span text:style-name="T54">activatedSites</text:span><text:span text:style-name="T51">, make </text:span><text:span text:style-name="T46">LinkState</text:span><text:span text:style-name="T51"> </text:span><text:span text:style-name="T46">FREE</text:span><text:span text:style-name="T51">. Add </text:span><text:span text:style-name="T60"><text:s/></text:span><text:span text:style-name="T54">findSite</text:span><text:span text:style-name="T60"> </text:span><text:span text:style-name="T52">to the</text:span><text:span text:style-name="T60"> </text:span><text:span text:style-name="T54">inhibitedSites</text:span><text:span text:style-name="T51">;</text:span><text:span text:style-name="T46"> </text:span><text:span text:style-name="T51">no alterations are made to the</text:span><text:span text:style-name="T54"> </text:span><text:span text:style-name="T46">LinkState</text:span><text:span text:style-name="T51">. </text:span></text:p>
            </text:list-item>
            <text:list-item>
              <text:p text:style-name="P19"><text:span text:style-name="T51"><text:s/></text:span><text:span text:style-name="T69">If</text:span><text:span text:style-name="T75"> </text:span><text:span text:style-name="T71">rule</text:span><text:span text:style-name="T69"> contains the </text:span><text:span text:style-name="T70">DELETE</text:span><text:span text:style-name="T69"> action for the particular agent </text:span><text:span text:style-name="T75">(</text:span><text:span text:style-name="T71">agent</text:span><text:span text:style-name="T69"> of type</text:span><text:span text:style-name="T71"> A</text:span><text:span text:style-name="T69">)</text:span><text:span text:style-name="T75">,</text:span><text:span text:style-name="T69"> then we can find all the sites </text:span><text:span text:style-name="T75">(</text:span><text:span text:style-name="T77">findSites</text:span><text:span text:style-name="T75">) that</text:span><text:span text:style-name="T69"> can be connected with the agent of type </text:span><text:span text:style-name="T71">A</text:span><text:span text:style-name="T69"> (excluding the connections presented in </text:span><text:span text:style-name="T71">agent</text:span><text:span text:style-name="T69">) using </text:span><text:span text:style-name="T76">ContactMap</text:span><text:span text:style-name="T78">.</text:span><text:span text:style-name="T75"> <text:s/></text:span><text:span text:style-name="T52">Add</text:span><text:span text:style-name="T55"> </text:span><text:span text:style-name="T54">findSite</text:span><text:span text:style-name="T60"> </text:span><text:span text:style-name="T52">to</text:span><text:span text:style-name="T60"> </text:span><text:span text:style-name="T54">activatedSites</text:span><text:span text:style-name="T51">, make</text:span><text:span text:style-name="T54"> </text:span><text:span text:style-name="T46">LinkState</text:span><text:span text:style-name="T51"> </text:span><text:span text:style-name="T46">FREE</text:span><text:span text:style-name="T51">. Add </text:span><text:span text:style-name="T60"><text:s/></text:span><text:span text:style-name="T54">findSite</text:span><text:span text:style-name="T60"> </text:span><text:span text:style-name="T52">to the</text:span><text:span text:style-name="T60"> </text:span><text:span text:style-name="T54">inhibitedSites</text:span><text:span text:style-name="T51">;</text:span><text:span text:style-name="T54"> </text:span><text:span text:style-name="T51">no alterations are made to the</text:span><text:span text:style-name="T54"> </text:span><text:span text:style-name="T46">LinkState</text:span><text:span text:style-name="T51">. </text:span></text:p>
            </text:list-item>
            <text:list-item>
              <text:p text:style-name="P19"><text:span text:style-name="T59"><text:s/></text:span><text:span text:style-name="T51">If the site from the </text:span><text:span text:style-name="T54">rule </text:span><text:span text:style-name="T57">.leftHandSide</text:span><text:span text:style-name="T54"> </text:span><text:span text:style-name="T51">participates in any action</text:span><text:span text:style-name="T59">, </text:span><text:span text:style-name="T51">then we add it to the </text:span><text:span text:style-name="T54">inhibitedSites</text:span><text:span text:style-name="T59">.</text:span></text:p>
            </text:list-item>
            <text:list-item>
              <text:p text:style-name="P20"><text:span text:style-name="T25"><text:s/>We add</text:span><text:span text:style-name="T32"> </text:span><text:span text:style-name="T25">a</text:span><text:span text:style-name="T25">ll the sites with the </text:span><text:span text:style-name="T32">rule</text:span><text:span text:style-name="T25"> </text:span><text:span text:style-name="T34">.rightHandSide </text:span><text:span text:style-name="T25">that are changed by this rule </text:span><text:span text:style-name="T25">to the</text:span><text:span text:style-name="T21"> </text:span><text:span text:style-name="T32">activatedSites </text:span><text:span text:style-name="T21">. </text:span><text:span text:style-name="T25">If the same site participates in more than one action related to the </text:span><text:span text:style-name="T28">LinkState</text:span><text:span text:style-name="T34"> </text:span><text:span text:style-name="T25">(for example, </text:span><text:span text:style-name="T28">ADD</text:span><text:span text:style-name="T25">, </text:span><text:span text:style-name="T94">BOUND</text:span><text:span text:style-name="T96">), </text:span><text:span text:style-name="T95">then we add the site with the latest action only. </text:span></text:p>
            </text:list-item>
          </text:list>
        </text:list-item>
        <text:list-item>
          <text:p text:style-name="P18"><text:span text:style-name="T79"><text:s/>For (</text:span><text:span text:style-name="T86">ruleCheck</text:span><text:span text:style-name="T79"> : Rules)</text:span></text:p>
          <text:list>
            <text:list-item>
              <text:p text:style-name="P18"><text:span text:style-name="T79"><text:s/>Let the site</text:span><text:span text:style-name="T80"> </text:span><text:span text:style-name="T81">a</text:span><text:span text:style-name="T79"> belong to the</text:span><text:span text:style-name="T80"> </text:span><text:span text:style-name="T87">inhibitedSites</text:span><text:span text:style-name="T84"> that</text:span><text:span text:style-name="T90"> is marked with</text:span><text:span text:style-name="T87"> </text:span><text:span text:style-name="T82"><text:s/></text:span><text:span text:style-name="T92">BOUND</text:span><text:span text:style-name="T93">, </text:span><text:span text:style-name="T92">BREAK</text:span><text:span text:style-name="T93">, </text:span><text:span text:style-name="T92">ADD</text:span><text:span text:style-name="T93">, or </text:span><text:span text:style-name="T92">DELETE</text:span><text:span text:style-name="T93"> action, and the site </text:span><text:span text:style-name="T82">b</text:span><text:span text:style-name="T83"> </text:span><text:span text:style-name="T79">belong to the</text:span><text:span text:style-name="T80"> </text:span><text:span text:style-name="T87">ruleCheck.leftHandSide.</text:span><text:span text:style-name="T93"> Here </text:span><text:span text:style-name="T87">a </text:span><text:span text:style-name="T93">and </text:span><text:span text:style-name="T87">b</text:span><text:span text:style-name="T85"> </text:span><text:span text:style-name="T93">belong to the agents of the </text:span><text:span text:style-name="T93">same type</text:span><text:span text:style-name="T93">, then the </text:span><text:span text:style-name="T93">site </text:span><text:span text:style-name="T82">a</text:span><text:span text:style-name="T93"> type equals</text:span><text:span text:style-name="T87"> </text:span><text:span text:style-name="T90">the </text:span><text:span text:style-name="T90">site </text:span><text:span text:style-name="T82">b </text:span><text:span text:style-name="T85">type</text:span><text:span text:style-name="T93">. Their </text:span><text:span text:style-name="T92">LinkStates</text:span><text:span text:style-name="T93"> are the same, so we add the edge </text:span><text:span text:style-name="T80">(</text:span><text:span text:style-name="T86">rule</text:span><text:span text:style-name="T79">, </text:span><text:span text:style-name="T86">ruleCheck</text:span><text:span text:style-name="T79">) to the </text:span><text:span text:style-name="T91">Inhibition Map</text:span><text:span text:style-name="T88">.</text:span><text:span text:style-name="T79"> </text:span><text:span text:style-name="T87"><text:s/></text:span></text:p>
            </text:list-item>
            <text:list-item>
              <text:p text:style-name="P21"><text:span text:style-name="T15"><text:s/>Find the intersection of </text:span><text:span text:style-name="T38">inhibitedSites </text:span><text:span text:style-name="T43">and </text:span><text:span text:style-name="T38">ruleCheck.leftHandSide</text:span><text:span text:style-name="T15"> (according to the </text:span><text:span text:style-name="T44">InternalState</text:span><text:span text:style-name="T15">) that is marked with the <text:s/></text:span><text:span text:style-name="T44">MODIFY</text:span><text:span text:style-name="T15"> action, by analogy. A</text:span>dd the <text:span text:style-name="T43">edge </text:span><text:span text:style-name="T16">(</text:span><text:span text:style-name="T39">rule</text:span><text:span text:style-name="T15">, </text:span><text:span text:style-name="T39">ruleCheck</text:span><text:span text:style-name="T15">) </text:span><text:span text:style-name="T43">to the</text:span><text:span text:style-name="T16"> </text:span><text:span text:style-name="T44">Inhibition Map</text:span><text:span text:style-name="T40">.</text:span><text:span text:style-name="T15"> </text:span></text:p>
            </text:list-item>
            <text:list-item>
              <text:p text:style-name="P15"><text:s/>Find the intersection of <text:span text:style-name="T6">activatedSites</text:span><text:span text:style-name="T97"> and </text:span><text:span text:style-name="T6">ruleCheck</text:span><text:span text:style-name="T97">.leftHandSide </text:span>(according to the <text:span text:style-name="T1">LinkState</text:span> and <text:span text:style-name="T1">InternalState</text:span>), by analogy. A<text:span text:style-name="T97">dd the edge </text:span><text:span text:style-name="T10">(</text:span><text:span text:style-name="T5">rule</text:span>, <text:span text:style-name="T5">ruleCheck</text:span>) <text:span text:style-name="T97">to the</text:span><text:span text:style-name="T10"> </text:span><text:span text:style-name="T1">Activation Map</text:span><text:span text:style-name="T4">.</text:span> </text:p>
              <text:p text:style-name="P16"><draw:g text:anchor-type="paragraph" draw:z-index="0" draw:style-name="gr1"><draw:ellipse draw:style-name="gr2" draw:text-style-name="P27" svg:width="0.9843in" svg:height="0.985in" svg:x="1.7193in" svg:y="0.6138in"><text:p/></draw:ellipse><draw:circle draw:style-name="gr3" draw:text-style-name="P27" svg:width="0.3941in" svg:height="0.3941in" svg:x="2.3098in" svg:y="0.4173in"><text:p/></draw:circle><draw:frame draw:style-name="gr4" draw:text-style-name="P29" svg:width="0.3551in" svg:height="0.4169in" svg:x="2.1134in" svg:y="1.0075in"><draw:text-box><text:p text:style-name="P28"><text:span text:style-name="T98">A</text:span></text:p></draw:text-box></draw:frame><draw:frame draw:style-name="gr5" draw:text-style-name="P29" svg:width="0.3213in" svg:height="0.4142in" svg:x="2.3827in" svg:y="0.4173in"><draw:text-box><text:p text:style-name="P28"><text:span text:style-name="T98">x</text:span></text:p></draw:text-box></draw:frame><draw:rect draw:style-name="gr6" draw:text-style-name="P27" svg:width="4.1343in" svg:height="1.378in" svg:x="0.5382in" svg:y="0.4173in"><text:p/></draw:rect><draw:path draw:style-name="gr7" draw:text-style-name="P27" svg:width="1.124in" svg:height="0.8295in" draw:transform="rotate (-2.41344128965849) translate (3.89513888888858in 1.04374999999671in)" svg:viewBox="0 0 2856 2108" svg:d="m0-143704c266 34 621 46 792-220 136-208 450-339 422-621-34-307 165-503 344-685 197-199 486-361 788-289l277-86 201-152 32-37"><text:p/></draw:path><draw:path draw:style-name="gr7" draw:text-style-name="P27" svg:width="1.1248in" svg:height="0.8268in" draw:transform="skewX (0.00174532925199402) rotate (-2.4115214274813) translate (2.16349518809971in 1.0298611111091in)" svg:viewBox="0 0 2858 2101" svg:d="m0-137641c268 39 621 48 794-215 136-210 450-340 420-619-32-310 165-504 345-684 200-203 487-360 789-290l275-86 205-150 30-37"><text:p/></draw:path><draw:frame draw:style-name="gr8" draw:text-style-name="P29" svg:width="1.7406in" svg:height="0.4134in" svg:x="4.8272in" svg:y="1.0075in"><draw:text-box><text:p text:style-name="P28"><text:span text:style-name="T98">activatedSites</text:span></text:p></draw:text-box></draw:frame><draw:circle draw:style-name="gr2" draw:text-style-name="P27" svg:width="0.9843in" svg:height="0.9843in" svg:x="0.9319in" svg:y="2.5827in"><text:p/></draw:circle><draw:circle draw:style-name="gr3" draw:text-style-name="P27" svg:width="0.3941in" svg:height="0.3941in" svg:x="1.522in" svg:y="2.3862in"><text:p/></draw:circle><draw:frame draw:style-name="gr9" draw:text-style-name="P29" svg:width="0.3551in" svg:height="0.4169in" svg:x="1.3256in" svg:y="2.9764in"><draw:text-box><text:p text:style-name="P28"><text:span text:style-name="T98">A</text:span></text:p></draw:text-box></draw:frame><draw:frame draw:style-name="gr5" draw:text-style-name="P29" svg:width="0.3213in" svg:height="0.4142in" svg:x="1.5953in" svg:y="2.3862in"><draw:text-box><text:p text:style-name="P28"><text:span text:style-name="T98">x</text:span></text:p></draw:text-box></draw:frame><draw:line draw:style-name="gr2" draw:text-style-name="P27" svg:x1="1.9165in" svg:y1="2.5827in" svg:x2="2.113in" svg:y2="2.5827in"><text:p/></draw:line><draw:frame draw:style-name="gr10" draw:text-style-name="P29" svg:width="0.3449in" svg:height="0.4142in" svg:x="2.1134in" svg:y="2.3862in"><draw:text-box><text:p text:style-name="P28"><text:span text:style-name="T98">p</text:span></text:p></draw:text-box></draw:frame><draw:line draw:style-name="gr11" draw:text-style-name="P27" svg:x1="2.3102in" svg:y1="3.1728in" svg:x2="3.0976in" svg:y2="3.1728in"><text:p/></draw:line><draw:circle draw:style-name="gr2" draw:text-style-name="P27" svg:width="0.9843in" svg:height="0.9843in" svg:x="3.352in" svg:y="2.5827in"><text:p/></draw:circle><draw:circle draw:style-name="gr3" draw:text-style-name="P27" svg:width="0.3941in" svg:height="0.3941in" svg:x="3.9425in" svg:y="2.3862in"><text:p/></draw:circle><draw:frame draw:style-name="gr4" draw:text-style-name="P29" svg:width="0.3551in" svg:height="0.4169in" svg:x="3.7457in" svg:y="2.9764in"><draw:text-box><text:p text:style-name="P28"><text:span text:style-name="T98">A</text:span></text:p></draw:text-box></draw:frame><draw:frame draw:style-name="gr5" draw:text-style-name="P29" svg:width="0.3213in" svg:height="0.4142in" svg:x="4.0154in" svg:y="2.3862in"><draw:text-box><text:p text:style-name="P28"><text:span text:style-name="T98">x</text:span></text:p></draw:text-box></draw:frame><draw:line draw:style-name="gr2" draw:text-style-name="P27" svg:x1="4.3366in" svg:y1="2.5827in" svg:x2="4.5331in" svg:y2="2.5827in"><text:p/></draw:line><draw:frame draw:style-name="gr12" draw:text-style-name="P29" svg:width="0.3449in" svg:height="0.4142in" svg:x="4.5335in" svg:y="2.3862in"><draw:text-box><text:p text:style-name="P28"><text:span text:style-name="T98">u</text:span></text:p></draw:text-box></draw:frame><draw:frame draw:style-name="gr13" draw:text-style-name="P29" svg:width="0.626in" svg:height="0.4142in" svg:x="5.0661in" svg:y="2.9508in"><draw:text-box><text:p text:style-name="P28"><text:span text:style-name="T99">rule</text:span></text:p></draw:text-box></draw:frame><draw:ellipse draw:style-name="gr14" draw:text-style-name="P27" svg:width="1.1815in" svg:height="1.9689in" svg:x="1.7193in" svg:y="0.0236in"><text:p/></draw:ellipse><draw:ellipse draw:style-name="gr14" draw:text-style-name="P27" svg:width="1.1815in" svg:height="1.9685in" svg:x="0.9319in" svg:y="1.9925in"><text:p/></draw:ellipse><draw:line draw:style-name="gr15" draw:text-style-name="P27" svg:x1="2.9012in" svg:y1="4.1583in" svg:x2="2.5075in" svg:y2="1.5992in"><text:p/></draw:line><draw:line draw:style-name="gr15" draw:text-style-name="P27" svg:x1="2.9004in" svg:y1="4.1567in" svg:x2="1.7193in" svg:y2="3.1728in"><text:p/></draw:line><draw:frame draw:style-name="gr16" draw:text-style-name="P29" svg:width="1.4803in" svg:height="0.4142in" svg:x="2.1134in" svg:y="4.3543in"><draw:text-box><text:p text:style-name="P28"><text:span text:style-name="T100">intersection</text:span></text:p></draw:text-box></draw:frame></draw:g>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list xml:id="list42667774" text:continue-list="list42654597" text:style-name="L1">
        <text:list-item>
          <text:h text:style-name="P24" text:outline-level="1"><text:s/>Examples</text:h>
        </text:list-item>
      </text:list>
      <text:p text:style-name="P7">'BND' A(x),B(y) -&gt; A(x!1),B(y!1) @ 1.0</text:p>
      <text:p text:style-name="P7">'BRK' A(x~p!1),B(y!1) -&gt; A(x~p),B(y) @ 1.0</text:p>
      <text:p text:style-name="P7">'MOD' A(x~p!_) -&gt; A(x~u!_) @ 1.0</text:p>
      <text:p text:style-name="P9"/>
      <text:p text:style-name="P9"><draw:frame draw:style-name="fr1" draw:name="Графический объект1" text:anchor-type="paragraph" svg:x="0.0228in" svg:y="0in" svg:width="3.0992in" svg:height="3.0181in" draw:z-index="1"><draw:image xlink:href="Pictures/2000000700002FC100003394CF9CD1DB.svm" xlink:type="simple" xlink:show="embed" xlink:actuate="onLoad"/></draw:frame><draw:frame draw:style-name="fr1" draw:name="Графический объект2" text:anchor-type="paragraph" svg:x="3.2102in" svg:y="0.0402in" svg:width="3.172in" svg:height="2.8098in" draw:z-index="2"><draw:image xlink:href="Pictures/2000000700002F080000330F06A77960.svm" xlink:type="simple" xlink:show="embed" xlink:actuate="onLoad"/></draw:frame><text:tab/><text:tab/><text:tab/>(*)<text:tab/><text:tab/><text:tab/><text:tab/><text:tab/><text:tab/>(**)</text:p>
      <text:p text:style-name="P9"><draw:frame draw:style-name="fr1" draw:name="Графический объект3" text:anchor-type="paragraph" svg:x="0.0465in" svg:y="0in" svg:width="2.9555in" svg:height="2.639in" draw:z-index="3"><draw:image xlink:href="Pictures/2000000700003133000035A561F8978F.svm" xlink:type="simple" xlink:show="embed" xlink:actuate="onLoad"/></draw:frame><text:span text:style-name="T67"><text:tab/><text:tab/><text:tab/></text:span><text:span text:style-name="T79">(***)</text:span></text:p>
      <text:p text:style-name="P3">The green arrows show the <text:span text:style-name="T1">Activation Map</text:span>, the red ones show the <text:span text:style-name="T1">Inhibition Map</text:span>. </text:p>
      <text:p text:style-name="P3"/>
      <text:p text:style-name="P6"><text:span text:style-name="T7">Let us analyze </text:span>(*):</text:p>
      <text:p text:style-name="P9"><text:span text:style-name="T73">The </text:span><text:span text:style-name="T68">BRK</text:span><text:span text:style-name="T67"> <text:s/></text:span><text:span text:style-name="T73">rule breaks the connection that leads to the </text:span><text:span text:style-name="T68">A(x~p),B(y)</text:span><text:span text:style-name="T73"> agents formation. The new agents <text:s/>help to build new injections to the solution with the </text:span><text:span text:style-name="T72">BND</text:span><text:span text:style-name="T73"> rule. It allows to apply this rule in the future as well. In other words, the </text:span><text:span text:style-name="T72">BRK</text:span><text:span text:style-name="T73"> rule has the positive influence on the </text:span><text:span text:style-name="T72">BND</text:span><text:span text:style-name="T73"> rule. </text:span><text:span text:style-name="T67"><text:s/></text:span></text:p>
      <text:p text:style-name="P9"><text:span text:style-name="T73">The </text:span><text:span text:style-name="T72">BRK</text:span><text:span text:style-name="T67"> </text:span><text:span text:style-name="T73">rule has the negative influence on the </text:span><text:span text:style-name="T72">MOD</text:span><text:span text:style-name="T73"> rule because</text:span><text:span text:style-name="T67"> </text:span><text:span text:style-name="T72">MOD</text:span><text:span text:style-name="T73"> is tested in the</text:span><text:span text:style-name="T68"> A(x~p!_)</text:span><text:span text:style-name="T72"> </text:span><text:span text:style-name="T73">connection presence, and</text:span><text:span text:style-name="T67"> </text:span><text:span text:style-name="T72">BRK</text:span><text:span text:style-name="T73"> usually breaks this connection</text:span><text:span text:style-name="T67">.</text:span></text:p>
      <text:p text:style-name="P9"><text:span text:style-name="T73">The </text:span><text:span text:style-name="T72">MOD</text:span><text:span text:style-name="T73"> rule has the negative influence on the </text:span><text:span text:style-name="T72">BRK</text:span><text:span text:style-name="T73"> rule due to the </text:span><text:span text:style-name="T74">Internal State</text:span><text:span text:style-name="T73"> alteration in, and </text:span><text:span text:style-name="T72">BRK</text:span><text:span text:style-name="T73"> rule tests the </text:span><text:span text:style-name="T68">A(x~p!1),B(y!1)</text:span><text:span text:style-name="T73">.</text:span></text:p>
      <text:p text:style-name="P3"/>
      <text:p text:style-name="P3">We can analyze (**), (***) in the similar way.</text:p>
      <text:list xml:id="list42656329" text:continue-numbering="true" text:style-name="L1">
        <text:list-item>
          <text:h text:style-name="P24" text:outline-level="1"><text:s/>Flowchart </text:h>
        </text:list-item>
      </text:list>
      <text:p text:style-name="P1"/>
      <text:p text:style-name="P5"><draw:g text:anchor-type="paragraph" draw:z-index="4" draw:style-name="gr1"><draw:ellipse draw:style-name="gr17" draw:text-style-name="P31" svg:width="1.3657in" svg:height="0.2913in" svg:x="2.2902in" svg:y="0in"><text:p text:style-name="P30"><text:span text:style-name="T101">start</text:span></text:p></draw:ellipse><draw:custom-shape draw:style-name="gr18" draw:text-style-name="P31" svg:width="2.3906in" svg:height="0.2913in" svg:x="1.7776in" svg:y="0.4362in"><text:p text:style-name="P30"><text:span text:style-name="T102">rule : Rules</text:span></text:p>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</draw:custom-shape><draw:line draw:style-name="gr11" draw:text-style-name="P27" svg:x1="2.9728in" svg:y1="0.2909in" svg:x2="2.9728in" svg:y2="0.4366in"><text:p/></draw:line><draw:custom-shape draw:style-name="gr18" draw:text-style-name="P27" svg:width="3.928in" svg:height="0.2913in" svg:x="1.0945in" svg:y="0.8728in"><text:p text:style-name="P30"><text:span text:style-name="T103">activatedSites, inhibitedSites = filingSites(rule)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1" draw:text-style-name="P27" svg:x1="2.9728in" svg:y1="0.728in" svg:x2="2.9728in" svg:y2="0.8736in"><text:p/></draw:line><draw:custom-shape draw:style-name="gr18" draw:text-style-name="P31" svg:width="2.3906in" svg:height="0.2913in" svg:x="1.7776in" svg:y="1.3098in"><text:p text:style-name="P30"><text:span text:style-name="T102">ruleCheck : Rules</text:span></text:p>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</draw:custom-shape><draw:line draw:style-name="gr11" draw:text-style-name="P27" svg:x1="2.9728in" svg:y1="1.1638in" svg:x2="2.9728in" svg:y2="1.3094in"><text:p/></draw:line><draw:line draw:style-name="gr11" draw:text-style-name="P27" svg:x1="4.1681in" svg:y1="0.5819in" svg:x2="5.5343in" svg:y2="0.5819in"><text:p/></draw:line><draw:ellipse draw:style-name="gr17" draw:text-style-name="P31" svg:width="1.0248in" svg:height="0.2913in" svg:x="5.5339in" svg:y="0.4362in"><text:p text:style-name="P30"><text:span text:style-name="T102">end</text:span></text:p></draw:ellipse><draw:custom-shape draw:style-name="gr18" draw:text-style-name="P27" svg:width="4.7807in" svg:height="0.5815in" svg:x="0.5827in" svg:y="1.7465in"><text:p text:style-name="P30"><text:span text:style-name="T103">isIntersection(activatedSites, ruleCheck.leftHandSide)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line draw:style-name="gr11" draw:text-style-name="P27" svg:x1="2.9728in" svg:y1="1.6008in" svg:x2="2.9728in" svg:y2="1.7465in"><text:p/></draw:line><draw:custom-shape draw:style-name="gr18" draw:text-style-name="P32" svg:width="3.5862in" svg:height="0.2913in" svg:x="3.4854in" svg:y="2.328in"><text:p text:style-name="P30"><text:span text:style-name="T104">Add (rule, ruleCheck) to the Activation Map</text:span></text:p><draw:enhanced-geometry svg:viewBox="0 0 21600 21600" draw:mirror-vertical="false" draw:mirror-horizontal="false" draw:text-areas="2540 0 19060 21600" draw:type="flowchart-predefined-process" draw:enhanced-path="M 0 0 L 21600 0 21600 21600 0 21600 Z N M 2540 0 L 2540 21600 N M 19060 0 L 19060 21600 N"/></draw:custom-shape><draw:line draw:style-name="gr11" draw:text-style-name="P27" svg:x1="5.3626in" svg:y1="2.0366in" svg:x2="5.3626in" svg:y2="2.3276in"><text:p/></draw:line><draw:frame draw:style-name="gr19" draw:text-style-name="P29" svg:width="0.3449in" svg:height="0.3913in" svg:x="5.4063in" svg:y="2.0374in"><draw:text-box><text:p text:style-name="P28"><text:span text:style-name="T98">+</text:span></text:p></draw:text-box></draw:frame><draw:custom-shape draw:style-name="gr18" draw:text-style-name="P27" svg:width="4.7807in" svg:height="0.5831in" svg:x="0.5827in" svg:y="2.9098in"><text:p text:style-name="P30"><text:span text:style-name="T103">isIntersection(inhibitedSites, ruleCheck.leftHandSide)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draw:style-name="gr18" draw:text-style-name="P32" svg:width="3.5862in" svg:height="0.2913in" svg:x="3.4854in" svg:y="3.4925in"><text:p text:style-name="P30"><text:span text:style-name="T104">Add (rule, ruleCheck) to the Inhibition Map</text:span></text:p><draw:enhanced-geometry svg:viewBox="0 0 21600 21600" draw:mirror-vertical="false" draw:mirror-horizontal="false" draw:text-areas="2540 0 19060 21600" draw:type="flowchart-predefined-process" draw:enhanced-path="M 0 0 L 21600 0 21600 21600 0 21600 Z N M 2540 0 L 2540 21600 N M 19060 0 L 19060 21600 N"/></draw:custom-shape><draw:line draw:style-name="gr11" draw:text-style-name="P27" svg:x1="5.3626in" svg:y1="3.2016in" svg:x2="5.3626in" svg:y2="3.4925in"><text:p/></draw:line><draw:frame draw:style-name="gr20" draw:text-style-name="P29" svg:width="0.3449in" svg:height="0.3913in" svg:x="5.4063in" svg:y="3.2008in"><draw:text-box><text:p text:style-name="P28"><text:span text:style-name="T98">+</text:span></text:p></draw:text-box></draw:frame><draw:line draw:style-name="gr11" draw:text-style-name="P27" svg:x1="2.9728in" svg:y1="2.328in" svg:x2="2.9728in" svg:y2="2.9098in"><text:p/></draw:line><draw:line draw:style-name="gr11" draw:text-style-name="P27" svg:x1="3.4854in" svg:y1="2.4736in" svg:x2="2.9728in" svg:y2="2.4736in"><text:p/></draw:line><draw:line draw:style-name="gr2" draw:text-style-name="P27" svg:x1="2.9728in" svg:y1="3.4925in" svg:x2="2.9728in" svg:y2="3.9291in"><text:p/></draw:line><draw:line draw:style-name="gr11" draw:text-style-name="P27" svg:x1="3.4854in" svg:y1="3.6374in" svg:x2="2.9728in" svg:y2="3.6374in"><text:p/></draw:line><draw:line draw:style-name="gr2" draw:text-style-name="P27" svg:x1="2.9728in" svg:y1="3.9283in" svg:x2="0.4118in" svg:y2="3.9283in"><text:p/></draw:line><draw:line draw:style-name="gr2" draw:text-style-name="P27" svg:x1="0.4118in" svg:y1="3.9283in" svg:x2="0.4118in" svg:y2="1.4547in"><text:p/></draw:line><draw:line draw:style-name="gr11" draw:text-style-name="P27" svg:x1="0.4118in" svg:y1="1.4547in" svg:x2="1.778in" svg:y2="1.4547in"><text:p/></draw:line><draw:line draw:style-name="gr21" draw:text-style-name="P27" svg:x1="4.1681in" svg:y1="1.4547in" svg:x2="7.2417in" svg:y2="1.4547in"><text:p/></draw:line><draw:line draw:style-name="gr21" draw:text-style-name="P27" svg:x1="7.2417in" svg:y1="1.4547in" svg:x2="7.2417in" svg:y2="4.2193in"><text:p/></draw:line><draw:line draw:style-name="gr21" draw:text-style-name="P27" svg:x1="7.2417in" svg:y1="4.2193in" svg:x2="0.2409in" svg:y2="4.2193in"><text:p/></draw:line><draw:line draw:style-name="gr21" draw:text-style-name="P27" svg:x1="0.2409in" svg:y1="4.2193in" svg:x2="0.2409in" svg:y2="0.5819in"><text:p/></draw:line><draw:line draw:style-name="gr22" draw:text-style-name="P27" svg:x1="0.2409in" svg:y1="0.5819in" svg:x2="1.7776in" svg:y2="0.5819in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webkit-serif" svg:font-family="webkit-serif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Andale Sans UI2" svg:font-family="'Andale Sans UI'" style:font-family-generic="roman" style:font-pitch="variable"/>
    <style:font-face style:name="Arial1" svg:font-family="Arial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NewRomanPSMT1" svg:font-family="TimesNewRomanPSMT" style:font-family-generic="roman" style:font-pitch="variable"/>
    <style:font-face style:name="Andale Sans UI1" svg:font-family="'Andale Sans UI'" style:font-family-generic="swiss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9-04-16T11:32:02</meta:creation-date>
    <dc:date>2010-02-18T22:54:09.34</dc:date>
    <dc:language>de-DE</dc:language>
    <meta:editing-cycles>16</meta:editing-cycles>
    <meta:editing-duration>PT02H28M38S</meta:editing-duration>
    <meta:document-statistic meta:table-count="0" meta:image-count="3" meta:object-count="0" meta:page-count="5" meta:paragraph-count="70" meta:word-count="1057" meta:character-count="6051"/>
    <meta:user-defined meta:name="Info 1"/>
    <meta:user-defined meta:name="Info 2"/>
    <meta:user-defined meta:name="Info 3"/>
    <meta:user-defined meta:name="Info 4"/>
  </office:meta>
</office:document-meta>
</file>